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</text:span><text:span text:style-name="T4">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7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17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22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0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31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axwell-Construction</text:p>
          </draw:text-box>
        </draw:frame>
        <draw:frame draw:style-name="gr32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2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0" draw:layer="layout" svg:width="28.032cm" svg:height="2.54cm" svg:x="0cm" svg:y="0cm" presentation:class="title">
          <draw:text-box>
            <text:p text:style-name="P19"><text:span text:style-name="T10">Chemical Potential formulation - </text:span><text:span text:style-name="T1">kappa correction</text:span></text:p>
          </draw:text-box>
        </draw:frame>
        <draw:frame draw:style-name="gr32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2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5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2.54cm" svg:x="0cm" svg:y="0cm" presentation:class="title" presentation:user-transformed="true">
          <draw:text-box>
            <text:p>Free Energy</text:p>
          </draw:text-box>
        </draw:frame>
        <draw:frame draw:style-name="gr36" draw:text-style-name="P21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0T21:57:16.078648730</dc:date>
    <meta:editing-duration>P1DT19H8M49S</meta:editing-duration>
    <meta:editing-cycles>122</meta:editing-cycles>
    <meta:document-statistic meta:object-count="1496"/>
  </office:meta>
</office:document-meta>
</file>